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293cf"/>
    </style:style>
    <style:style style:name="P2" style:family="paragraph" style:parent-style-name="Text_20_body">
      <style:text-properties officeooo:rsid="0004949f" officeooo:paragraph-rsid="0004949f"/>
    </style:style>
    <style:style style:name="P3" style:family="paragraph" style:parent-style-name="Text_20_body">
      <style:text-properties officeooo:rsid="0004dc1e" officeooo:paragraph-rsid="0004dc1e"/>
    </style:style>
    <style:style style:name="P4" style:family="paragraph" style:parent-style-name="Heading_20_1">
      <style:text-properties officeooo:rsid="0004949f" officeooo:paragraph-rsid="0004949f"/>
    </style:style>
    <style:style style:name="P5" style:family="paragraph" style:parent-style-name="Heading_20_1">
      <style:text-properties officeooo:rsid="0004dc1e" officeooo:paragraph-rsid="0004dc1e"/>
    </style:style>
    <style:style style:name="T1" style:family="text">
      <style:text-properties officeooo:rsid="000293cf"/>
    </style:style>
    <style:style style:name="T2" style:family="text">
      <style:text-properties fo:font-weight="normal" style:font-weight-asian="normal" style:font-weight-complex="normal"/>
    </style:style>
    <style:style style:name="T3" style:family="text">
      <style:text-properties fo:font-weight="normal" officeooo:rsid="000293cf" style:font-weight-asian="normal" style:font-weight-complex="normal"/>
    </style:style>
    <style:style style:name="T4" style:family="text">
      <style:text-properties officeooo:rsid="000547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Messaging</text:h>
      <text:p text:style-name="P1"><text:span text:style-name="T1">Fejllogningen sker igennem en service på hjemmesiden der registrer fejlene på siderne får dem tilsendt fra siderne, og sender dem videre igennem en service til udviklerne, der løbende vil modtage disse fejlmeddelelser fra et messaging system der lytter på en service.</text:span><text:span text:style-name="T3"> Dette gøres af hensyn til brugeroplevelsen, som forringes hvis fejlene ikke bliver udbedret.</text:span></text:p>
      <text:p text:style-name="P2"><text:span text:style-name="T2">Fordelen ved at bryde systemet op i flere mindre dele, er at de mindre dele kan kaldes fra flere andre komponenter, og køre samt testes separat. Dette giver en større fleksibilitet i systemet over for kommende ændringer.</text:span></text:p>
      <text:h text:style-name="P5" text:outline-level="1">Services</text:h>
      <text:p text:style-name="P3">Ved at udeligere arbejdet fra en stor service til flere mindre services, <text:span text:style-name="T4">vil vi yderligere få muligheden for at benytte disse services fra andre systemer, f.eks. vil en login service være i stand til at kunne logge ind for forskellige sider, hvis vi blot angiver at hvilken side vi ønsker at logge ind på, samt legimitationsoplysninger som brugeren indtaster. Dette øger funktionerne der er i en service, og er med til at reducere antallet af nødvendige services. Det vil dog ikke gavne systemet meget at udvide servicen til at håndtere alle ting, da en for stor service bliver for tung at håndtere for enheden den kører p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5:38:23.435393724</meta:creation-date>
    <dc:date>2017-01-02T22:27:29.480000000</dc:date>
    <meta:editing-duration>PT7H7M35S</meta:editing-duration>
    <meta:editing-cycles>2</meta:editing-cycles>
    <meta:generator>LibreOffice/5.2.3.3$Windows_x86 LibreOffice_project/d54a8868f08a7b39642414cf2c8ef2f228f780cf</meta:generator>
    <meta:document-statistic meta:table-count="0" meta:image-count="0" meta:object-count="0" meta:page-count="1" meta:paragraph-count="5" meta:word-count="200" meta:character-count="1221" meta:non-whitespace-character-count="1026"/>
  </office:meta>
</office:document-meta>
</file>